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E00000252C9BD79E8443C9F1A.png" manifest:media-type="image/png"/>
  <manifest:file-entry manifest:full-path="Pictures/100000010000072E0000025211C48CB19E0DADE0.png" manifest:media-type="image/png"/>
  <manifest:file-entry manifest:full-path="Pictures/10000001000005A600000252E2C2529AC8ECBC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0.968cm" svg:width="17cm" svg:height="8.534cm" draw:z-index="0"><draw:image xlink:href="Pictures/10000001000005A600000252E2C2529AC8ECBCF9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width="17cm" svg:height="5.493cm" draw:z-index="1"><draw:image xlink:href="Pictures/100000010000072E0000025211C48CB19E0DAD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char" svg:x="-0.159cm" svg:y="2.302cm" svg:width="17cm" svg:height="5.493cm" draw:z-index="2"><draw:image xlink:href="Pictures/100000010000072E00000252C9BD79E8443C9F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7:39:56.393196709</meta:creation-date>
    <dc:date>2023-11-24T17:41:50.436964648</dc:date>
    <meta:editing-duration>PT1M54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